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43f7" officeooo:paragraph-rsid="001943f7"/>
    </style:style>
    <style:style style:name="P2" style:family="paragraph" style:parent-style-name="Standard">
      <style:paragraph-properties fo:text-align="start" style:justify-single-word="false"/>
      <style:text-properties officeooo:rsid="001943f7" officeooo:paragraph-rsid="001943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Espanhol</text:p>
      <text:p text:style-name="P1"/>
      <text:p text:style-name="P2">pag: 121</text:p>
      <text:p text:style-name="P2">1-</text:p>
      <text:p text:style-name="P2">a-Sobre as aulas de educação sexual</text:p>
      <text:p text:style-name="P2">b-Palavras sexuais</text:p>
      <text:p text:style-name="P2">c-Sim, que não aquilo não era adequado</text:p>
      <text:p text:style-name="P2">d-</text:p>
      <text:p text:style-name="P2">e-que era necessario que fossem ensinado sobrwe ed.sexual.</text:p>
      <text:p text:style-name="P2">F-Que os alunos devem ser instruidos sobre o assunto <text:s text:c="4"/></text:p>
      <text:p text:style-name="P2">g-</text:p>
      <text:p text:style-name="P2">h- porque são intimos da professora.</text:p>
      <text:p text:style-name="P2">i-</text:p>
      <text:p text:style-name="P2"/>
      <text:p text:style-name="P2">pag: 123</text:p>
      <text:p text:style-name="P2">1-O gosto do gosto</text:p>
      <text:p text:style-name="P2">2-</text:p>
      <text:p text:style-name="P2">3-</text:p>
      <text:p text:style-name="P2">jardim =a</text:p>
      <text:p text:style-name="P2"/>
      <text:p text:style-name="P2">primaria =c</text:p>
      <text:p text:style-name="P2"/>
      <text:p text:style-name="P2">secundaria =b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8T10:53:19.136902014</meta:creation-date>
    <dc:date>2020-10-28T11:04:54.794357355</dc:date>
    <meta:editing-duration>PT5S</meta:editing-duration>
    <meta:editing-cycles>1</meta:editing-cycles>
    <meta:document-statistic meta:table-count="0" meta:image-count="0" meta:object-count="0" meta:page-count="1" meta:paragraph-count="19" meta:word-count="61" meta:character-count="342" meta:non-whitespace-character-count="295"/>
    <meta:generator>LibreOffice/6.4.6.2$Linux_X86_64 LibreOffice_project/40$Build-2</meta:generator>
  </office:meta>
</office:document-meta>
</file>